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42cm" fo:margin-bottom="0.499cm" loext:contextual-spacing="false" fo:line-height="100%"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2125_1419486361"/><text:span text:style-name="T1">#1030</text:span><text:bookmark-end text:name="__RefHeading___Toc2125_1419486361"/></text:h>
        <text:p text:style-name="P4"/>
        <text:p text:style-name="P5">Nosso conhecimento de Deus é medido por nossa obediência a Sua Palavra; e nosso amor por Ele é a medida dessa obediência.</text:p>
        <text:p text:style-name="P4"/>
        <text:h text:style-name="P2" text:outline-level="2"><text:bookmark-start text:name="__RefHeading___Toc2127_1419486361"/><text:a xlink:type="simple" xlink:href="http://bibliaonline.com.br/acf/jr/1" text:style-name="Internet_20_link" text:visited-style-name="Visited_20_Internet_20_Link"><text:span text:style-name="T1">JEREMIAS 1</text:span></text:a><text:bookmark-end text:name="__RefHeading___Toc2127_1419486361"/></text:h>
        <text:p text:style-name="P4"/>
        <text:p text:style-name="P5">Os profundos sentimentos de tristeza de Jeremias por seu povo tornam este livro tocante. O Senhor chega a dizer-lhe que o povo não iria escutá-lo. Que difícil tarefa ele tinha! Ele estava muito triste por ver Judá se afastando do Senhor. Ele devia dizer-lhes que o castigo os esperava. Ele os amava profundamente. Seria tão horrível quanto ver uma pessoa assistir uma multidão correndo para a beira de um precipício oculto, e não ser capaz de detê-la. Alguns na multidão até mesmo atiravam pedras contra ele enquanto os avisava.</text:p>
        <text:p text:style-name="P4"/>
        <text:p text:style-name="P5">Seu coração fica partido... Finalmente ele soluça quando os vê morrer. Ele estava tão perto do Senhor que podia sentir o que o Senhor sentia por Seu povo, por isso é como se escutássemos uma reflexão da voz do Senhor neste livro.</text:p>
        <text:p text:style-name="P4"/>
        <text:p text:style-name="P4"><text:a xlink:type="simple" xlink:href="http://bibliaonline.com.br/acf/jr/1/2" text:style-name="Internet_20_link" text:visited-style-name="Visited_20_Internet_20_Link"><text:span text:style-name="T1">Jr 1:2</text:span></text:a><text:span text:style-name="T1"> Embora Josias ainda fosse rei e fizesse o que era certo aos olhos do Senhor, muitos Israelitas iam ao templo e abandonavam seus ídolos, adorando "externamente" o Senhor, mas seus corações continuavam os mesmos. E Deus via seus corações e os avisava dos castigos que viriam. Jeremias, um homem de coração brando, não gostava de fazer isso. Ele tentava se esquivar do que Deus lhe pedia para fazer.</text:span></text:p>
        <text:p text:style-name="P4"/>
        <text:p text:style-name="P4"><text:a xlink:type="simple" xlink:href="http://bibliaonline.com.br/acf/jr/1/6" text:style-name="Internet_20_link" text:visited-style-name="Visited_20_Internet_20_Link"><text:span text:style-name="T1">Jr 1:6</text:span></text:a><text:span text:style-name="T1"> Jeremias sabe que o povo não ouvirá a mensagem.</text:span></text:p>
        <text:p text:style-name="P4"/>
        <text:p text:style-name="P4"><text:a xlink:type="simple" xlink:href="http://bibliaonline.com.br/acf/jr/1/9-12" text:style-name="Internet_20_link" text:visited-style-name="Visited_20_Internet_20_Link"><text:span text:style-name="T1">Jr 1:9-12</text:span></text:a><text:span text:style-name="T1"> Mas o Senhor lhe diz que irá colocar as próprias palavras na boca de Jeremias. O Senhor lhe mostra uma "vara de amendoeira" - e uma "panela a ferver", (como uma frigideira). A amendoeira era a primeira a florir. Em Números </text:span><text:a xlink:type="simple" xlink:href="http://bibliaonline.com.br/acf/nm/17/8" text:style-name="Internet_20_link" text:visited-style-name="Visited_20_Internet_20_Link"><text:span text:style-name="T1">17:8</text:span></text:a><text:span text:style-name="T1"> ela deu frutos em uma noite. Isso nos mostra que o Senhor Se apressaria a usar Sua vara para executar aquilo que estava dizendo que iria acontecer.</text:span></text:p>
        <text:p text:style-name="P4"/>
        <text:p text:style-name="P4"><text:soft-page-break/><text:a xlink:type="simple" xlink:href="http://bibliaonline.com.br/acf/jr/1/14" text:style-name="Internet_20_link" text:visited-style-name="Visited_20_Internet_20_Link"><text:span text:style-name="T1">Jr 1:14</text:span></text:a><text:span text:style-name="T1"> " Do norte se descobrirá o mal..." Esse perigo que estava para vir do norte era o poder do país chamado "Babilônia".</text:span></text:p>
        <text:p text:style-name="P4"/>
        <text:h text:style-name="P1" text:outline-level="2"><text:bookmark-start text:name="__RefHeading___Toc2129_1419486361"/>#1031<text:bookmark-end text:name="__RefHeading___Toc2129_1419486361"/></text:h>
        <text:p text:style-name="P4"/>
        <text:p text:style-name="P5">Abra sua Bíblia regularmente, abra-a em oração, leia com expectativa, viva o que lê com alegria.</text:p>
        <text:p text:style-name="P4"/>
        <text:h text:style-name="P2" text:outline-level="2"><text:bookmark-start text:name="__RefHeading___Toc2131_1419486361"/><text:a xlink:type="simple" xlink:href="http://bibliaonline.com.br/acf/jr/2" text:style-name="Internet_20_link" text:visited-style-name="Visited_20_Internet_20_Link"><text:span text:style-name="T1">JEREMIAS 2</text:span></text:a><text:bookmark-end text:name="__RefHeading___Toc2131_1419486361"/></text:h>
        <text:p text:style-name="P4"/>
        <text:p text:style-name="P4"><text:a xlink:type="simple" xlink:href="http://bibliaonline.com.br/acf/jr/2/1-4" text:style-name="Internet_20_link" text:visited-style-name="Visited_20_Internet_20_Link"><text:span text:style-name="T1">Jr 2:1-4</text:span></text:a><text:span text:style-name="T1"> Deus amorosamente recorda o povo que não Se esqueceu de Seu amor para com ele nos dias passados quando os tirou da terra do Egito! Eles obedeceram e O seguiram!</text:span></text:p>
        <text:p text:style-name="P4"/>
        <text:p text:style-name="P4"><text:a xlink:type="simple" xlink:href="http://bibliaonline.com.br/acf/jr/2/5-8" text:style-name="Internet_20_link" text:visited-style-name="Visited_20_Internet_20_Link"><text:span text:style-name="T1">Jr 2:5-8</text:span></text:a><text:span text:style-name="T1"> O Senhor pergunta que mal Ele havia feito para que se desviassem dEle! Nenhum, evidentemente. Quando chegaram à terra prometida, O desprezaram!</text:span></text:p>
        <text:p text:style-name="P4"/>
        <text:p text:style-name="P4"><text:a xlink:type="simple" xlink:href="http://bibliaonline.com.br/acf/jr/2/9-17" text:style-name="Internet_20_link" text:visited-style-name="Visited_20_Internet_20_Link"><text:span text:style-name="T1">Jr 2:9-17</text:span></text:a><text:span text:style-name="T1"> Depois de tudo o que Deus lhes havia feito, que modo vergonhoso de se comportarem ídolos que não tinham vida.</text:span></text:p>
        <text:p text:style-name="P4"/>
        <text:p text:style-name="P4"><text:a xlink:type="simple" xlink:href="http://bibliaonline.com.br/acf/jr/2/18-34" text:style-name="Internet_20_link" text:visited-style-name="Visited_20_Internet_20_Link"><text:span text:style-name="T1">Jr 2:18-34</text:span></text:a><text:span text:style-name="T1"> Ao invés de aceitarem o castigo merecido do Senhor, eles quiseram descer ao Egito para buscar ajuda! Que comportamento terrível!</text:span></text:p>
        <text:p text:style-name="P4"/>
        <text:p text:style-name="P4"><text:a xlink:type="simple" xlink:href="http://bibliaonline.com.br/acf/jr/2/35-37" text:style-name="Internet_20_link" text:visited-style-name="Visited_20_Internet_20_Link"><text:span text:style-name="T1">Jr 2:35-</text:span></text:a><text:span text:style-name="T1">final Eles tinham o horrenda coragem de dizer que eram inocentes!</text:span></text:p>
        <text:p text:style-name="P4"/>
        <text:h text:style-name="P1" text:outline-level="2"><text:bookmark-start text:name="__RefHeading___Toc2133_1419486361"/>#1032<text:bookmark-end text:name="__RefHeading___Toc2133_1419486361"/></text:h>
        <text:p text:style-name="P4"/>
        <text:p text:style-name="P5">A melhor herança que um pai pode deixar para seus filhos é um exemplo Cristão.</text:p>
        <text:p text:style-name="P4"/>
        <text:h text:style-name="P2" text:outline-level="2"><text:bookmark-start text:name="__RefHeading___Toc2135_1419486361"/><text:a xlink:type="simple" xlink:href="http://bibliaonline.com.br/acf/jr/3" text:style-name="Internet_20_link" text:visited-style-name="Visited_20_Internet_20_Link"><text:span text:style-name="T1">JEREMIAS 3</text:span></text:a><text:bookmark-end text:name="__RefHeading___Toc2135_1419486361"/></text:h>
        <text:p text:style-name="P4"/>
        <text:p text:style-name="P5">Encontraremos com frequência as palavras prostituição e adultério neste livro. Deus amou <text:soft-page-break/>a nação de Israel, e Ele a escolheu para ser Seu próprio povo especial, assim como um homem escolhe uma mulher para ser sua esposa. Mas se uma esposa se desvia de seu marido em busca de algum outro homem, isso é um terrível pecado. E é isto o que Deus está dizendo àquela culpada nação. Ele diz, 'Eu te amei, te abençoei, e agora te desvias de mim' - isso é adultério.</text:p>
        <text:p text:style-name="P4"/>
        <text:p text:style-name="P4"><text:a xlink:type="simple" xlink:href="http://bibliaonline.com.br/acf/jr/3/4" text:style-name="Internet_20_link" text:visited-style-name="Visited_20_Internet_20_Link"><text:span text:style-name="T1">Jr 3:4</text:span></text:a><text:span text:style-name="T1"> Vamos guardar este versículo no coração. Que maravilhosa bênção teria sido para nós, se sempre nos voltássemos para o Senhor em busca de cada pedacinho de sabedoria que precisássemos, e deixássemos que Ele nos guiasse sempre, através da Sua Palavra.</text:span></text:p>
        <text:p text:style-name="P4"/>
        <text:p text:style-name="P4"><text:a xlink:type="simple" xlink:href="http://bibliaonline.com.br/acf/jr/3/10" text:style-name="Internet_20_link" text:visited-style-name="Visited_20_Internet_20_Link"><text:span text:style-name="T1">Jr 3:10</text:span></text:a><text:span text:style-name="T1"> Mencionamos que havia uma aparência de seguir o Senhor nos dias de Josias, mas o Senhor podia ver seus corações, e aqui Ele diz que eles não estavam com o coração sincero, mas "falsamente" - isto é, apenas fingindo.</text:span></text:p>
        <text:p text:style-name="P4"/>
        <text:p text:style-name="P4"><text:a xlink:type="simple" xlink:href="http://bibliaonline.com.br/acf/jr/3/13" text:style-name="Internet_20_link" text:visited-style-name="Visited_20_Internet_20_Link"><text:span text:style-name="T1">Jr 3:13</text:span></text:a><text:span text:style-name="T1"> O Senhor roga a eles que reconheçam sua culpa, pois se assim fizessem, Ele os abençoaria.</text:span></text:p>
        <text:p text:style-name="P4"/>
        <text:p text:style-name="P4"><text:a xlink:type="simple" xlink:href="http://bibliaonline.com.br/acf/jr/3/14" text:style-name="Internet_20_link" text:visited-style-name="Visited_20_Internet_20_Link"><text:span text:style-name="T1">Jr 3:14</text:span></text:a><text:span text:style-name="T1"> Mesmo se toda a nação não se arrependesse, o Senhor pede a um ou dois que o fizessem, que se voltassem a Ele e promete abençoá-los. Isso é verdade hoje. O mundo todo é culpado. Não podemos esperar que nosso país ou qualquer outro se arrependa. Mas podemos orar para que "um de uma cidade, e dois de uma geração" possam se voltar para o Senhor de todo o seu coração.</text:span></text:p>
        <text:p text:style-name="P4"/>
        <text:p text:style-name="P4"><text:a xlink:type="simple" xlink:href="http://bibliaonline.com.br/acf/jr/3/17-22" text:style-name="Internet_20_link" text:visited-style-name="Visited_20_Internet_20_Link"><text:span text:style-name="T1">Jr 3:17-22</text:span></text:a><text:span text:style-name="T1"> Deus promete bênção àqueles que se arrependerem e retornarem para Ele. Amanhã, passaremos ao </text:span><text:a xlink:type="simple" xlink:href="http://bibliaonline.com.br/acf/jr/7" text:style-name="Internet_20_link" text:visited-style-name="Visited_20_Internet_20_Link"><text:span text:style-name="T1">capítulo 7</text:span></text:a><text:span text:style-name="T1">.</text:span></text:p>
        <text:p text:style-name="P4"/>
        <text:h text:style-name="P1" text:outline-level="2"><text:bookmark-start text:name="__RefHeading___Toc2137_1419486361"/>#1033<text:bookmark-end text:name="__RefHeading___Toc2137_1419486361"/></text:h>
        <text:p text:style-name="P4"/>
        <text:p text:style-name="P5">A conversão de uma alma é o milagre de um momento; o crescimento de um santo é o trabalho de uma vida.</text:p>
        <text:p text:style-name="P4"/>
        <text:h text:style-name="P2" text:outline-level="2"><text:bookmark-start text:name="__RefHeading___Toc2139_1419486361"/><text:soft-page-break/><text:a xlink:type="simple" xlink:href="http://bibliaonline.com.br/acf/jr/7" text:style-name="Internet_20_link" text:visited-style-name="Visited_20_Internet_20_Link"><text:span text:style-name="T1">JEREMIAS 7</text:span></text:a><text:bookmark-end text:name="__RefHeading___Toc2139_1419486361"/></text:h>
        <text:p text:style-name="P4"/>
        <text:p text:style-name="P5">O Senhor continua suplicando ao povo para que volte para Ele. É como um homem que tem uma esposa que o deixou para ir atrás de outros homens.</text:p>
        <text:p text:style-name="P4"/>
        <text:p text:style-name="P4"><text:a xlink:type="simple" xlink:href="http://bibliaonline.com.br/acf/jr/7/2" text:style-name="Internet_20_link" text:visited-style-name="Visited_20_Internet_20_Link"><text:span text:style-name="T1">Jr 7:2</text:span></text:a><text:span text:style-name="T1"> O profeta é instruído aqui a se colocar "à porta da casa do Senhor".</text:span></text:p>
        <text:p text:style-name="P4"/>
        <text:p text:style-name="P4"><text:a xlink:type="simple" xlink:href="http://bibliaonline.com.br/acf/jr/7/4" text:style-name="Internet_20_link" text:visited-style-name="Visited_20_Internet_20_Link"><text:span text:style-name="T1">Jr 7:4</text:span></text:a><text:span text:style-name="T1"> Do portão do templo, ele os avisa, que ainda que se gabassem de seu rico templo, e de sua religião, mesmo assim o Senhor podia ver seus corações maus e seus caminhos pecaminosos.</text:span></text:p>
        <text:p text:style-name="P4"/>
        <text:p text:style-name="P4"><text:a xlink:type="simple" xlink:href="http://bibliaonline.com.br/acf/jr/7/13-14" text:style-name="Internet_20_link" text:visited-style-name="Visited_20_Internet_20_Link"><text:span text:style-name="T1">Jr 7:13-14</text:span></text:a><text:span text:style-name="T1"> O Senhor lhes recorda que Ele os havia avisado diversas vezes, mas eles não quiseram ouvir, e por isso Ele avisa com tristeza que aquele mesmo templo do qual eles se gabavam, seria destruído. E isso realmente aconteceu quando o rei Nabucodonosor veio pouco tempo depois.</text:span></text:p>
        <text:p text:style-name="P4"/>
        <text:p text:style-name="P4"><text:a xlink:type="simple" xlink:href="http://bibliaonline.com.br/acf/jr/7/" text:style-name="Internet_20_link" text:visited-style-name="Visited_20_Internet_20_Link"><text:span text:style-name="T1">Jr 7</text:span></text:a><text:span text:style-name="T1">?18 Eles não apenas se desviaram do Senhor, mas adoraram falsos deuses - ídolos, em Seu lugar. Isto com frequência chamado de "adultério" - isto é, desviar-se de Deus que os amava, para seguir falsos ídolos.</text:span></text:p>
        <text:p text:style-name="P4"/>
        <text:p text:style-name="P4"><text:a xlink:type="simple" xlink:href="http://bibliaonline.com.br/acf/jr/7/25" text:style-name="Internet_20_link" text:visited-style-name="Visited_20_Internet_20_Link"><text:span text:style-name="T1">Jr 7:25</text:span></text:a><text:span text:style-name="T1"> Apesar de seus muitos anos de culpa e idolatria, Deus continuou a suplicar a eles por meio de seus profetas.</text:span></text:p>
        <text:p text:style-name="P4"/>
        <text:p text:style-name="P4"><text:a xlink:type="simple" xlink:href="http://bibliaonline.com.br/acf/jr/7/34" text:style-name="Internet_20_link" text:visited-style-name="Visited_20_Internet_20_Link"><text:span text:style-name="T1">Jr 7:34</text:span></text:a><text:span text:style-name="T1"> Essa era a triste e terrível condição que prevalecia nas cidades de Israel, por causa de seu pecado.</text:span></text:p>
        <text:p text:style-name="P4"/>
        <text:h text:style-name="P1" text:outline-level="2"><text:bookmark-start text:name="__RefHeading___Toc2141_1419486361"/>#1034<text:bookmark-end text:name="__RefHeading___Toc2141_1419486361"/></text:h>
        <text:p text:style-name="P4"/>
        <text:p text:style-name="P5">Não somos ricos pelo que está em nossos bolsos, mas pelo que está em nosso coração.</text:p>
        <text:p text:style-name="P4"/>
        <text:h text:style-name="P2" text:outline-level="2"><text:bookmark-start text:name="__RefHeading___Toc2143_1419486361"/><text:a xlink:type="simple" xlink:href="http://bibliaonline.com.br/acf/jr/10" text:style-name="Internet_20_link" text:visited-style-name="Visited_20_Internet_20_Link"><text:span text:style-name="T1">JEREMIAS 10</text:span></text:a><text:bookmark-end text:name="__RefHeading___Toc2143_1419486361"/></text:h>
        <text:p text:style-name="P4"/>
        <text:p text:style-name="P4"><text:a xlink:type="simple" xlink:href="http://bibliaonline.com.br/acf/jr/10/1-5" text:style-name="Internet_20_link" text:visited-style-name="Visited_20_Internet_20_Link"><text:span text:style-name="T1">Jr 10:1-5</text:span></text:a><text:span text:style-name="T1"> Não se tratava das ideias de Jeremias - tratava-se da Palavra do Senhor. Então, </text:span><text:soft-page-break/><text:span text:style-name="T1">nos versículos seguintes, Ele mostra a loucura de se adorar ídolos - apenas um pedaço de madeira às vezes adornado de prata e ouro.</text:span></text:p>
        <text:p text:style-name="P4"/>
        <text:p text:style-name="P4"><text:a xlink:type="simple" xlink:href="http://bibliaonline.com.br/acf/jr/10/7,10" text:style-name="Internet_20_link" text:visited-style-name="Visited_20_Internet_20_Link"><text:span text:style-name="T1">Jr 10:7,10</text:span></text:a><text:span text:style-name="T1"> Repare Quem é o Senhor!</text:span></text:p>
        <text:p text:style-name="P4"/>
        <text:p text:style-name="P4"><text:a xlink:type="simple" xlink:href="http://bibliaonline.com.br/acf/jr/10/11-12" text:style-name="Internet_20_link" text:visited-style-name="Visited_20_Internet_20_Link"><text:span text:style-name="T1">Jr 10:11-12</text:span></text:a><text:span text:style-name="T1"> Aqui o Senhor recorda o Seu povo de que essas tolices de ídolos não podiam fazer coisa alguma, e que eles próprios acabariam desaparecendo. Mas o Senhor - Ele é Aquele que criou todas as coisas.</text:span></text:p>
        <text:p text:style-name="P4"/>
        <text:p text:style-name="P4"><text:a xlink:type="simple" xlink:href="http://bibliaonline.com.br/acf/jr/10/23" text:style-name="Internet_20_link" text:visited-style-name="Visited_20_Internet_20_Link"><text:span text:style-name="T1">Jr 10:23</text:span></text:a><text:span text:style-name="T1"> É como se o Senhor dissesse, "Não é possível para alguém decidir o que fazer em sua vida, sem Mim". Não temos sabedoria para viver para a glória de Deus. A sabedoria não vem de nosso coração, mas da Palavra de Deus.</text:span></text:p>
        <text:p text:style-name="P4"/>
        <text:h text:style-name="P1" text:outline-level="2"><text:bookmark-start text:name="__RefHeading___Toc2145_1419486361"/>#1035<text:bookmark-end text:name="__RefHeading___Toc2145_1419486361"/></text:h>
        <text:p text:style-name="P4"/>
        <text:p text:style-name="P5">Se tivermos a Palavra de Deus em nossa mente, Ele pode colocar as palavras certas em nossa boca.</text:p>
        <text:p text:style-name="P4"/>
        <text:h text:style-name="P2" text:outline-level="2"><text:bookmark-start text:name="__RefHeading___Toc2147_1419486361"/><text:a xlink:type="simple" xlink:href="http://bibliaonline.com.br/acf/jr/18" text:style-name="Internet_20_link" text:visited-style-name="Visited_20_Internet_20_Link"><text:span text:style-name="T1">JEREMIAS 18</text:span></text:a><text:bookmark-end text:name="__RefHeading___Toc2147_1419486361"/></text:h>
        <text:p text:style-name="P4"/>
        <text:p text:style-name="P5">Talvez todos saibamos algo sobre como um oleiro transforma o barro em um jarro ou vaso de alguma espécie. Às vezes ele não fica no formato correto, e o oleiro começa de novo. Ele pode fazer o que quiser com o barro. Aqui o Senhor diz a Israel que eles, o Seu povo, são um vaso "estragado" ou arruindado.</text:p>
        <text:p text:style-name="P4"/>
        <text:p text:style-name="P4"><text:a xlink:type="simple" xlink:href="http://bibliaonline.com.br/acf/jr/18/8" text:style-name="Internet_20_link" text:visited-style-name="Visited_20_Internet_20_Link"><text:span text:style-name="T1">Jr 18:8</text:span></text:a><text:span text:style-name="T1"> Se você leu a história de Jonas e Nínive, irá se lembrar de que Deus fez exatamente o que Ele nos diz neste versículo.</text:span></text:p>
        <text:p text:style-name="P4"/>
        <text:p text:style-name="P4"><text:a xlink:type="simple" xlink:href="http://bibliaonline.com.br/acf/jr/18/12" text:style-name="Internet_20_link" text:visited-style-name="Visited_20_Internet_20_Link"><text:span text:style-name="T1">Jr 18:12</text:span></text:a><text:span text:style-name="T1"> Apesar da promessa de bênção, a resposta que dão é de que não ouvirão, mas continuarão em seus maus caminhos.</text:span></text:p>
        <text:p text:style-name="P4"/>
        <text:p text:style-name="P4"><text:a xlink:type="simple" xlink:href="http://bibliaonline.com.br/acf/jr/18/18" text:style-name="Internet_20_link" text:visited-style-name="Visited_20_Internet_20_Link"><text:span text:style-name="T1">Jr 18:18</text:span></text:a><text:span text:style-name="T1"> Eles começavam a ficar cansados de ouvir as súplicas e avisos de Jeremias, apesar de ele estar lhes falando tão somente a Palavra de Deus. Agora eles começam a </text:span><text:soft-page-break/><text:span text:style-name="T1">planejar atribulá-lo para não precisarem mais ouvir suas palavras.</text:span></text:p>
        <text:p text:style-name="P4"/>
        <text:h text:style-name="P1" text:outline-level="2"><text:bookmark-start text:name="__RefHeading___Toc2149_1419486361"/>#1036<text:bookmark-end text:name="__RefHeading___Toc2149_1419486361"/></text:h>
        <text:p text:style-name="P4"/>
        <text:p text:style-name="P5">Não tente levar as cargas de amanhã com a graça recebida para hoje.</text:p>
        <text:p text:style-name="P4"/>
        <text:h text:style-name="P2" text:outline-level="2"><text:bookmark-start text:name="__RefHeading___Toc2151_1419486361"/><text:a xlink:type="simple" xlink:href="http://bibliaonline.com.br/acf/jr/21" text:style-name="Internet_20_link" text:visited-style-name="Visited_20_Internet_20_Link"><text:span text:style-name="T1">JEREMIAS 21</text:span></text:a><text:bookmark-end text:name="__RefHeading___Toc2151_1419486361"/></text:h>
        <text:p text:style-name="P4"/>
        <text:p text:style-name="P5">Neste capítulo, exatamente o que havia sido profetizado no início do livro começa a acontecer. O poderoso Rei Nabucodonosor, da Babilônia, vem para destruí-los.</text:p>
        <text:p text:style-name="P4"/>
        <text:p text:style-name="P4"><text:a xlink:type="simple" xlink:href="http://bibliaonline.com.br/acf/jr/21/4-5" text:style-name="Internet_20_link" text:visited-style-name="Visited_20_Internet_20_Link"><text:span text:style-name="T1">Jr 21:4-5</text:span></text:a><text:span text:style-name="T1"> Agora era tarde demais. O inimigo estava às portas, e o Senhor diz que Ele próprio irá lutar contra Israel, e que a cidade será tomada.</text:span></text:p>
        <text:p text:style-name="P4"/>
        <text:p text:style-name="P4"><text:a xlink:type="simple" xlink:href="http://bibliaonline.com.br/acf/jr/21/8" text:style-name="Internet_20_link" text:visited-style-name="Visited_20_Internet_20_Link"><text:span text:style-name="T1">Jr 21:8</text:span></text:a><text:span text:style-name="T1"> Aqui está algo para ser lembrado, "o caminho da vida" e "o caminho da morte". E é o Senhor quem anuncia a mensagem.</text:span></text:p>
        <text:p text:style-name="P4"/>
        <text:p text:style-name="P4"><text:a xlink:type="simple" xlink:href="http://bibliaonline.com.br/acf/jr/21/9" text:style-name="Internet_20_link" text:visited-style-name="Visited_20_Internet_20_Link"><text:span text:style-name="T1">Jr 21:9</text:span></text:a><text:span text:style-name="T1"> Leia este versículo com atenção. Se quisessem viver, eles deviam se sujeitar ao inimigo e sair para se render. Se quisessem morrer, deviam se recusar a sair e permanecer na cidade culpada.</text:span></text:p>
        <text:p text:style-name="P4"/>
        <text:h text:style-name="P1" text:outline-level="2"><text:bookmark-start text:name="__RefHeading___Toc2153_1419486361"/>#1037<text:bookmark-end text:name="__RefHeading___Toc2153_1419486361"/></text:h>
        <text:p text:style-name="P4"/>
        <text:p text:style-name="P5">Minha resistência em mudar uma área de minha vida que esteja inconsistente com a vontade de Deus irá me endurecer para as próximas súplicas que o Espírito me fizer.</text:p>
        <text:p text:style-name="P4"/>
        <text:h text:style-name="P2" text:outline-level="2"><text:bookmark-start text:name="__RefHeading___Toc2155_1419486361"/><text:a xlink:type="simple" xlink:href="http://bibliaonline.com.br/acf/jr/26" text:style-name="Internet_20_link" text:visited-style-name="Visited_20_Internet_20_Link"><text:span text:style-name="T1">JEREMIAS 26</text:span></text:a><text:bookmark-end text:name="__RefHeading___Toc2155_1419486361"/></text:h>
        <text:p text:style-name="P4"/>
        <text:p text:style-name="P5">O Rei Josias morreu e seu filho Jeoiaquim é o novo rei.</text:p>
        <text:p text:style-name="P4"/>
        <text:p text:style-name="P4"><text:a xlink:type="simple" xlink:href="http://bibliaonline.com.br/acf/jr/26/2" text:style-name="Internet_20_link" text:visited-style-name="Visited_20_Internet_20_Link"><text:span text:style-name="T1">Jr 26:2</text:span></text:a><text:span text:style-name="T1"> O Senhor diz a Jeremias que permaneça na entrada da casa do Senhor, e ele ouve que não deve omitir nem uma só palavra dos avisos dados pelo Senhor.</text:span></text:p>
        <text:p text:style-name="P4"><text:soft-page-break/></text:p>
        <text:p text:style-name="P4"><text:a xlink:type="simple" xlink:href="http://bibliaonline.com.br/acf/jr/26/8-9" text:style-name="Internet_20_link" text:visited-style-name="Visited_20_Internet_20_Link"><text:span text:style-name="T1">Jr 26:8-9</text:span></text:a><text:span text:style-name="T1"> Quando ele termina sua mensagem, os sacerdotes, os profetas e todo o povo ficam tão irados que planejam matar Jeremias! Pobre Jeremias. Ele está só.</text:span></text:p>
        <text:p text:style-name="P4"/>
        <text:p text:style-name="P4"><text:a xlink:type="simple" xlink:href="http://bibliaonline.com.br/acf/jr/26/10" text:style-name="Internet_20_link" text:visited-style-name="Visited_20_Internet_20_Link"><text:span text:style-name="T1">Jr 26:10</text:span></text:a><text:span text:style-name="T1"> Mas o Senhor tem Seu olhar sobre Seu servo fiel, e envia os príncipes para protegerem Jeremias.</text:span></text:p>
        <text:p text:style-name="P4"/>
        <text:p text:style-name="P4"><text:a xlink:type="simple" xlink:href="http://bibliaonline.com.br/acf/jr/26/12-15" text:style-name="Internet_20_link" text:visited-style-name="Visited_20_Internet_20_Link"><text:span text:style-name="T1">Jr 26:12-15</text:span></text:a><text:span text:style-name="T1"> O destemido Jeremias fala palavras fiéis pelo Senhor.</text:span></text:p>
        <text:p text:style-name="P4"/>
        <text:p text:style-name="P4"><text:a xlink:type="simple" xlink:href="http://bibliaonline.com.br/acf/jr/26/16" text:style-name="Internet_20_link" text:visited-style-name="Visited_20_Internet_20_Link"><text:span text:style-name="T1">Jr 26:16</text:span></text:a><text:span text:style-name="T1"> O Senhor cuidava desse homem fiel. Ele está pronto para morrer como disse a eles no </text:span><text:a xlink:type="simple" xlink:href="http://bibliaonline.com.br/acf/jr/26/14" text:style-name="Internet_20_link" text:visited-style-name="Visited_20_Internet_20_Link"><text:span text:style-name="T1">versículo 14</text:span></text:a><text:span text:style-name="T1">.</text:span></text:p>
        <text:p text:style-name="P4"/>
        <text:p text:style-name="P4"><text:a xlink:type="simple" xlink:href="http://bibliaonline.com.br/acf/jr/26/24" text:style-name="Internet_20_link" text:visited-style-name="Visited_20_Internet_20_Link"><text:span text:style-name="T1">Jr 26:24</text:span></text:a><text:span text:style-name="T1"> Aqui Deus nos diz o nome daqueles que permaneceram com Jeremias e o defenderam quando outros queriam entregá-lo à morte.</text:span></text:p>
        <text:p text:style-name="P4"/>
        <text:h text:style-name="P1" text:outline-level="2"><text:bookmark-start text:name="__RefHeading___Toc2157_1419486361"/>#1038<text:bookmark-end text:name="__RefHeading___Toc2157_1419486361"/></text:h>
        <text:p text:style-name="P4"/>
        <text:p text:style-name="P5">Não há perigo de nos conformarmos com o mundo fora de nós se estivermos completamente submissos ao Espírito de Deus dentro de nós.</text:p>
        <text:p text:style-name="P4"/>
        <text:h text:style-name="P2" text:outline-level="2"><text:bookmark-start text:name="__RefHeading___Toc2159_1419486361"/><text:a xlink:type="simple" xlink:href="http://bibliaonline.com.br/acf/jr/29" text:style-name="Internet_20_link" text:visited-style-name="Visited_20_Internet_20_Link"><text:span text:style-name="T1">JEREMIAS 29</text:span></text:a><text:bookmark-end text:name="__RefHeading___Toc2159_1419486361"/></text:h>
        <text:p text:style-name="P4"/>
        <text:p text:style-name="P5">Nos capítulos anteriores, o Senhor levou adiante Suas palavras de aviso. Judá foi levado cativo para a Babilônia. Jeremias escreve esta carta a eles. Não há dúvida de que eles pensavam com freqüência em sua própria terra na Palestina, e ficavam pensando por que teriam que se sujeitar aos governantes da terra onde foram mantidos cativos. Podemos ver aqui a resposta de Deus a esta pergunta.</text:p>
        <text:p text:style-name="P4"/>
        <text:p text:style-name="P4"><text:a xlink:type="simple" xlink:href="http://bibliaonline.com.br/acf/jr/29/10" text:style-name="Internet_20_link" text:visited-style-name="Visited_20_Internet_20_Link"><text:span text:style-name="T1">Jr 29:10</text:span></text:a><text:span text:style-name="T1"> Mais uma vez o Senhor lhes recorda que após 70 anos Ele permitiria que voltassem à sua própria terra. Que bondade dizer a eles o número dos anos!</text:span></text:p>
        <text:p text:style-name="P4"/>
        <text:p text:style-name="P4"><text:a xlink:type="simple" xlink:href="http://bibliaonline.com.br/acf/jr/29/21" text:style-name="Internet_20_link" text:visited-style-name="Visited_20_Internet_20_Link"><text:span text:style-name="T1">Jr 29:21</text:span></text:a><text:span text:style-name="T1"> Repare mais uma vez que o Senhor nomeia especificamente aqueles que se recusaram a aceitar Sua Palavra e se rebelaram contra Ele. Ele vê e conhece o coração </text:span><text:soft-page-break/><text:span text:style-name="T1">de cada um e se alguém rejeita a Sua Palavra, - que terrível castigo!</text:span></text:p>
        <text:p text:style-name="P4"/>
        <text:p text:style-name="P4"><text:a xlink:type="simple" xlink:href="http://bibliaonline.com.br/acf/jr/29/24-32" text:style-name="Internet_20_link" text:visited-style-name="Visited_20_Internet_20_Link"><text:span text:style-name="T1">Jr 29:24</text:span></text:a><text:span text:style-name="T1">-final Semaías fingiu ter uma mensagem do Senhor, mas estava na verdade pregando a rebelião contra o Senhor.</text:span></text:p>
        <text:p text:style-name="P4"/>
        <text:h text:style-name="P1" text:outline-level="2"><text:bookmark-start text:name="__RefHeading___Toc2161_1419486361"/>#1039<text:bookmark-end text:name="__RefHeading___Toc2161_1419486361"/></text:h>
        <text:p text:style-name="P4"/>
        <text:p text:style-name="P5">A vontade de Deus nunca colocará você onde a graça de Deus não possa sustentá-lo.</text:p>
        <text:p text:style-name="P4"/>
        <text:h text:style-name="P2" text:outline-level="2"><text:bookmark-start text:name="__RefHeading___Toc2163_1419486361"/><text:a xlink:type="simple" xlink:href="http://bibliaonline.com.br/acf/jr/30" text:style-name="Internet_20_link" text:visited-style-name="Visited_20_Internet_20_Link"><text:span text:style-name="T1">JEREMIAS 30</text:span></text:a><text:bookmark-end text:name="__RefHeading___Toc2163_1419486361"/></text:h>
        <text:p text:style-name="P4"/>
        <text:p text:style-name="P5">Este capítulo traz dois pensamentos. Primeiro, Deus estava dando a eles uma promessa de que iria levá-los de volta para sua terra. Lemos ontem que Jeremias devia dizer-lhes o tempo que se passaria antes que isso acontecesse. Mas, em segundo lugar, Deus disse a Jeremias para dizer ao povo acerca de um evento ainda maior que ocorreria em um futuro distante... Todas as tribos de Judá e Israel iriam ser levadas de volta para a terra. Esse evento ainda não ocorreu. E nem ocorrerá, sem que antes o Senhor venha no céu e chame a todo crente, morto e vivo, para que suba com Ele para o céu. Você é um crente no Senhor Jesus Cristo? Então você será um daqueles que ouvem a Sua voz e que estarão com Ele para sempre.</text:p>
        <text:p text:style-name="P4"/>
        <text:p text:style-name="P4"><text:a xlink:type="simple" xlink:href="http://bibliaonline.com.br/acf/jr/30/4-7" text:style-name="Internet_20_link" text:visited-style-name="Visited_20_Internet_20_Link"><text:span text:style-name="T1">Jr 30:4-7</text:span></text:a><text:span text:style-name="T1"> Mas, há algo mais. Antes que o Senhor os leve de volta, um terrível juízo cairá sobre o povo, conhecido como a grande tribulação.</text:span></text:p>
        <text:p text:style-name="P4"/>
        <text:p text:style-name="P4"><text:a xlink:type="simple" xlink:href="http://bibliaonline.com.br/acf/jr/30/8-11" text:style-name="Internet_20_link" text:visited-style-name="Visited_20_Internet_20_Link"><text:span text:style-name="T1">Jr 30:8-11</text:span></text:a><text:span text:style-name="T1"> Ele diz aos fiéis para que não temam.</text:span></text:p>
        <text:p text:style-name="P4"/>
        <text:p text:style-name="P4"><text:a xlink:type="simple" xlink:href="http://bibliaonline.com.br/acf/jr/30/12-15" text:style-name="Internet_20_link" text:visited-style-name="Visited_20_Internet_20_Link"><text:span text:style-name="T1">Jr 30:12-15</text:span></text:a><text:span text:style-name="T1"> Uma palavra para os incrédulos. O castigo é por terem persistido na desobediência... por isso eram "incuráveis".</text:span></text:p>
        <text:p text:style-name="P4"/>
        <text:p text:style-name="P4"><text:a xlink:type="simple" xlink:href="http://bibliaonline.com.br/acf/jr/30/16" text:style-name="Internet_20_link" text:visited-style-name="Visited_20_Internet_20_Link"><text:span text:style-name="T1">Jr 30:16</text:span></text:a><text:span text:style-name="T1"> Refere-se às nações que odiaram Israel e a castigaram.</text:span></text:p>
        <text:p text:style-name="P4"/>
        <text:p text:style-name="P4"><text:a xlink:type="simple" xlink:href="http://bibliaonline.com.br/acf/jr/30/17-24" text:style-name="Internet_20_link" text:visited-style-name="Visited_20_Internet_20_Link"><text:span text:style-name="T1">Jr 30:17-</text:span></text:a><text:span text:style-name="T1">final. Ele volta ao assunto da bênção que receberão nos últimos dias.</text:span></text:p>
        <text:p text:style-name="P4"/>
        <text:h text:style-name="P1" text:outline-level="2"><text:bookmark-start text:name="__RefHeading___Toc2165_1419486361"/><text:soft-page-break/>#1040<text:bookmark-end text:name="__RefHeading___Toc2165_1419486361"/></text:h>
        <text:p text:style-name="P4"/>
        <text:p text:style-name="P4"><text:span text:style-name="T1">É verdade que o dinheiro é o passaporte universal para qualquer lugar exceto o céu, e o provedor universal de tudo, exceto felicidade. (</text:span><text:a xlink:type="simple" xlink:href="http://bibliaonline.com.br/acf/pv/18/11" text:style-name="Internet_20_link" text:visited-style-name="Visited_20_Internet_20_Link"><text:span text:style-name="T1">Pv 18:11</text:span></text:a><text:span text:style-name="T1">).</text:span></text:p>
        <text:p text:style-name="P4"/>
        <text:h text:style-name="P2" text:outline-level="2"><text:bookmark-start text:name="__RefHeading___Toc2167_1419486361"/><text:a xlink:type="simple" xlink:href="http://bibliaonline.com.br/acf/jr/31" text:style-name="Internet_20_link" text:visited-style-name="Visited_20_Internet_20_Link"><text:span text:style-name="T1">JEREMIAS 31</text:span></text:a><text:bookmark-end text:name="__RefHeading___Toc2167_1419486361"/></text:h>
        <text:p text:style-name="P4"/>
        <text:p text:style-name="P4"><text:a xlink:type="simple" xlink:href="http://bibliaonline.com.br/acf/jr/31/1-3" text:style-name="Internet_20_link" text:visited-style-name="Visited_20_Internet_20_Link"><text:span text:style-name="T1">Jr 31:1-3</text:span></text:a><text:span text:style-name="T1"> Agora o Senhor fala de Si. Que Deus amoroso!</text:span></text:p>
        <text:p text:style-name="P4"/>
        <text:p text:style-name="P4"><text:a xlink:type="simple" xlink:href="http://bibliaonline.com.br/acf/jr/31/4-30" text:style-name="Internet_20_link" text:visited-style-name="Visited_20_Internet_20_Link"><text:span text:style-name="T1">Jr 31:4-30</text:span></text:a><text:span text:style-name="T1"> Aqui vemos que não somente as tribos de Judá e Benjamim (elas estão de volta à terra desde 1948), mas todas as outras 10 tribos que continuam espalhadas e desconhecidas, deverão ser também chamadas de volta.</text:span></text:p>
        <text:p text:style-name="P4"/>
        <text:p text:style-name="P4"><text:a xlink:type="simple" xlink:href="http://bibliaonline.com.br/acf/jr/31/31-" text:style-name="Internet_20_link" text:visited-style-name="Visited_20_Internet_20_Link"><text:span text:style-name="T1">Jr 31:31-</text:span></text:a><text:span text:style-name="T1">final. Maravilhosas promessas para o Milênio. Mas, repare que o próprio Senhor estará ali com eles. A nova aliança (ou concerto) será feita com Israel, não pela guarda da lei, mas em razão da morte do Senhor Jesus na cruz, Deus irá perdoar seus pecados. Aqueles que crerem nEle serão os únicos a entrar no Milênio. Todos os que nascerem durante esses 1000 anos serão crentes (vers. </text:span><text:a xlink:type="simple" xlink:href="http://bibliaonline.com.br/acf/jr/31/33,34" text:style-name="Internet_20_link" text:visited-style-name="Visited_20_Internet_20_Link"><text:span text:style-name="T1">33, 34</text:span></text:a><text:span text:style-name="T1">).</text:span></text:p>
        <text:p text:style-name="P4"/>
        <text:p text:style-name="P4"><text:a xlink:type="simple" xlink:href="http://bibliaonline.com.br/acf/jr/31/36,37" text:style-name="Internet_20_link" text:visited-style-name="Visited_20_Internet_20_Link"><text:span text:style-name="T1">Jr 31:36,37</text:span></text:a><text:span text:style-name="T1"> Repare os "se". Se o céu pudesse ser medido, então Suas promessas não seriam mantidas! Impossível!</text:span></text:p>
        <text:p text:style-name="P4"/>
        <text:h text:style-name="P1" text:outline-level="2"><text:bookmark-start text:name="__RefHeading___Toc2169_1419486361"/>#1041<text:bookmark-end text:name="__RefHeading___Toc2169_1419486361"/></text:h>
        <text:p text:style-name="P4"/>
        <text:p text:style-name="P5">Precisamos ser encorajados a pensar em termos de perspectivas eternas.</text:p>
        <text:p text:style-name="P4"/>
        <text:h text:style-name="P2" text:outline-level="2"><text:bookmark-start text:name="__RefHeading___Toc2171_1419486361"/><text:a xlink:type="simple" xlink:href="http://bibliaonline.com.br/acf/jr/32" text:style-name="Internet_20_link" text:visited-style-name="Visited_20_Internet_20_Link"><text:span text:style-name="T1">JEREMIAS 32</text:span></text:a><text:bookmark-end text:name="__RefHeading___Toc2171_1419486361"/></text:h>
        <text:p text:style-name="P4"/>
        <text:p text:style-name="P4"><text:a xlink:type="simple" xlink:href="http://bibliaonline.com.br/acf/jr/32/3" text:style-name="Internet_20_link" text:visited-style-name="Visited_20_Internet_20_Link"><text:span text:style-name="T1">Jr 32:3</text:span></text:a><text:span text:style-name="T1"> Pobre Jeremias, foi tão odiado por dizer ao povo o que o Senhor lhe havia dito, que o colocam na prisão. Mas é bom reparar que ele fica firme, como se nada tivesse acontecido. Por que? Porque ele cria em Deus. (Veja como o apóstolo Paulo chama a si mesmo em </text:span><text:a xlink:type="simple" xlink:href="http://bibliaonline.com.br/acf/ef/4/1" text:style-name="Internet_20_link" text:visited-style-name="Visited_20_Internet_20_Link"><text:span text:style-name="T1">Ef 4:1</text:span></text:a><text:span text:style-name="T1">). Assim era Jeremias! Feliz por ser um! Mas repare o </text:span><text:a xlink:type="simple" xlink:href="http://bibliaonline.com.br/acf/jr/32/4" text:style-name="Internet_20_link" text:visited-style-name="Visited_20_Internet_20_Link"><text:span text:style-name="T1">versículo 4</text:span></text:a><text:span text:style-name="T1">.</text:span></text:p>
        <text:p text:style-name="P4"><text:soft-page-break/></text:p>
        <text:p text:style-name="P4"><text:a xlink:type="simple" xlink:href="http://bibliaonline.com.br/acf/jr/32/6-12" text:style-name="Internet_20_link" text:visited-style-name="Visited_20_Internet_20_Link"><text:span text:style-name="T1">Jr 32:6-12</text:span></text:a><text:span text:style-name="T1"> Ele é instruído a comprar um pedaço de terra.</text:span></text:p>
        <text:p text:style-name="P4"/>
        <text:p text:style-name="P4"><text:a xlink:type="simple" xlink:href="http://bibliaonline.com.br/acf/jr/32/14-15" text:style-name="Internet_20_link" text:visited-style-name="Visited_20_Internet_20_Link"><text:span text:style-name="T1">Jr 32:14-15</text:span></text:a><text:span text:style-name="T1"> As escrituras da propriedade deviam ser conservadas para o futuro. Mais tarde eles descobririam que tudo isso tinha sido profetizado!</text:span></text:p>
        <text:p text:style-name="P4"/>
        <text:p text:style-name="P4"><text:a xlink:type="simple" xlink:href="http://bibliaonline.com.br/acf/jr/32/17" text:style-name="Internet_20_link" text:visited-style-name="Visited_20_Internet_20_Link"><text:span text:style-name="T1">Jr 32:17</text:span></text:a><text:span text:style-name="T1"> Jamais nos esqueçamos deste versículo... e da pergunta no </text:span><text:a xlink:type="simple" xlink:href="http://bibliaonline.com.br/acf/jr/32/27" text:style-name="Internet_20_link" text:visited-style-name="Visited_20_Internet_20_Link"><text:span text:style-name="T1">versículo 27</text:span></text:a><text:span text:style-name="T1">. O restante do capítulo nos mostra que (1) Deus deu a Israel a terra prometida, (2) Eles desobedeceram a Deus, (3) Eles foram castigados por isso, (4) Todavia Deus (por causa da morte de Cristo por seus pecados) irá levá-los de volta e Cristo será Rei sobre eles em prosperidade, poder e felicidade.</text:span></text:p>
        <text:p text:style-name="P4"/>
        <text:h text:style-name="P1" text:outline-level="2"><text:bookmark-start text:name="__RefHeading___Toc2173_1419486361"/>#1042<text:bookmark-end text:name="__RefHeading___Toc2173_1419486361"/></text:h>
        <text:p text:style-name="P4"/>
        <text:p text:style-name="P5">É mais fácil se entusiasmar do que obedecer.</text:p>
        <text:p text:style-name="P4"/>
        <text:h text:style-name="P2" text:outline-level="2"><text:bookmark-start text:name="__RefHeading___Toc2175_1419486361"/><text:a xlink:type="simple" xlink:href="http://bibliaonline.com.br/acf/jr/33" text:style-name="Internet_20_link" text:visited-style-name="Visited_20_Internet_20_Link"><text:span text:style-name="T1">JEREMIAS 33</text:span></text:a><text:bookmark-end text:name="__RefHeading___Toc2175_1419486361"/></text:h>
        <text:p text:style-name="P4"/>
        <text:p text:style-name="P4"><text:span text:style-name="T1">A profecia prossegue no futuro (ainda não aconteceu) quando o Senhor Jesus voltará. Ele é descrito como o Renovo de justiça, e a descendência do Rei Davi (</text:span><text:a xlink:type="simple" xlink:href="http://bibliaonline.com.br/acf/jr/33/15" text:style-name="Internet_20_link" text:visited-style-name="Visited_20_Internet_20_Link"><text:span text:style-name="T1">vers. 15</text:span></text:a><text:span text:style-name="T1">). Nos versículos </text:span><text:a xlink:type="simple" xlink:href="http://bibliaonline.com.br/acf/jr/33/6-8" text:style-name="Internet_20_link" text:visited-style-name="Visited_20_Internet_20_Link"><text:span text:style-name="T1">6-8</text:span></text:a><text:span text:style-name="T1">, Deus está dizendo 7 vezes o que fará. Que maravilhosas promessas!</text:span></text:p>
        <text:p text:style-name="P4"/>
        <text:h text:style-name="P1" text:outline-level="2"><text:bookmark-start text:name="__RefHeading___Toc2177_1419486361"/>#1043<text:bookmark-end text:name="__RefHeading___Toc2177_1419486361"/></text:h>
        <text:p text:style-name="P4"/>
        <text:p text:style-name="P5">Quando manifestamos justiça prática, estamos provando ter uma fonte de vida nova.</text:p>
        <text:p text:style-name="P4"/>
        <text:h text:style-name="P2" text:outline-level="2"><text:bookmark-start text:name="__RefHeading___Toc2179_1419486361"/><text:a xlink:type="simple" xlink:href="http://bibliaonline.com.br/acf/jr/34" text:style-name="Internet_20_link" text:visited-style-name="Visited_20_Internet_20_Link"><text:span text:style-name="T1">JEREMIAS 34</text:span></text:a><text:bookmark-end text:name="__RefHeading___Toc2179_1419486361"/></text:h>
        <text:p text:style-name="P4"/>
        <text:p text:style-name="P5">Todos os que tinham escravos Hebreus tinham feito um acordo com Zedequias e os libertaram. Mas depois tomaram as mesmas pessoas e as escravizaram novamente. Jeremias está muito irado com isso, e diz que serão castigados pelo que fizeram. Não é exatamente o que acontece às vezes com os Cristãos? O Senhor Jesus nos deu <text:soft-page-break/>libertação de nossos pecados e do mundo, e então voltamos para as coisas mundanas, e Satanás nos atrai para fazermos coisas que nos torna outra vez como escravos.</text:p>
        <text:p text:style-name="P4"/>
        <text:h text:style-name="P1" text:outline-level="2"><text:bookmark-start text:name="__RefHeading___Toc2181_1419486361"/>#1044<text:bookmark-end text:name="__RefHeading___Toc2181_1419486361"/></text:h>
        <text:p text:style-name="P4"/>
        <text:p text:style-name="P5">Nunca conhecemos corretamente a verdade até que a conheçamos sem sua própria relação com outras verdades.</text:p>
        <text:p text:style-name="P4"/>
        <text:h text:style-name="P2" text:outline-level="2"><text:bookmark-start text:name="__RefHeading___Toc2183_1419486361"/><text:a xlink:type="simple" xlink:href="http://bibliaonline.com.br/acf/jr/35" text:style-name="Internet_20_link" text:visited-style-name="Visited_20_Internet_20_Link"><text:span text:style-name="T1">JEREMIAS 35</text:span></text:a><text:bookmark-end text:name="__RefHeading___Toc2183_1419486361"/></text:h>
        <text:p text:style-name="P4"/>
        <text:p text:style-name="P4"><text:span text:style-name="T1">Lemos da fidelidade desse povo Gentio, os Recabitas. Deus havia prometido abençoá-los e a seus descendentes. Eles são descendentes de Recabe e dos Queneus (1 Crônicas </text:span><text:a xlink:type="simple" xlink:href="http://bibliaonline.com.br/acf/1cr/2/55" text:style-name="Internet_20_link" text:visited-style-name="Visited_20_Internet_20_Link"><text:span text:style-name="T1">2:55</text:span></text:a><text:span text:style-name="T1">, Gentios). É muito interessante lermos na Enciclopédia que há pessoas no deserto hoje que afirmam ser Recabitas.</text:span></text:p>
        <text:p text:style-name="P4"/>
        <text:h text:style-name="P1" text:outline-level="2"><text:bookmark-start text:name="__RefHeading___Toc2185_1419486361"/>#1045<text:bookmark-end text:name="__RefHeading___Toc2185_1419486361"/></text:h>
        <text:p text:style-name="P4"/>
        <text:p text:style-name="P5">Não "tome" algum tempo para orar, mas "crie" tempo para oração.</text:p>
        <text:p text:style-name="P4"/>
        <text:h text:style-name="P2" text:outline-level="2"><text:bookmark-start text:name="__RefHeading___Toc2187_1419486361"/><text:a xlink:type="simple" xlink:href="http://bibliaonline.com.br/acf/jr/36" text:style-name="Internet_20_link" text:visited-style-name="Visited_20_Internet_20_Link"><text:span text:style-name="T1">JEREMIAS 36</text:span></text:a><text:bookmark-end text:name="__RefHeading___Toc2187_1419486361"/></text:h>
        <text:p text:style-name="P4"/>
        <text:p text:style-name="P5">Jeremias ordenou a um homem, um escritor, Baruque, que escrevesse esta profecia do que Deus iria fazer mais tarde ao castigar Jerusalém. Ele devia escrever isso em um pergaminho. Quando isso foi lido para o rei Jeoiaquim, ele o cortou e jogou no fogo. Então tentou prender Jeremias e Baruque. Mas Deus viu tudo isso acontecendo, e os escondeu. Outro pergaminho foi obtido e toda a profecia foi escrita outra vez. O mesmo acontece hoje. As pessoas colocam suas Bíblias em uma gaveta e se esquecem dela. Mas Deus vê isso também. Assim Baruque escreve tudo outra vez!</text:p>
        <text:p text:style-name="P4"/>
        <text:h text:style-name="P1" text:outline-level="2"><text:bookmark-start text:name="__RefHeading___Toc2189_1419486361"/>#1046<text:bookmark-end text:name="__RefHeading___Toc2189_1419486361"/></text:h>
        <text:p text:style-name="P4"/>
        <text:p text:style-name="P4"><text:soft-page-break/><text:span text:style-name="T1">Tanto Jônatas como Saul tinham uma espada. Apenas Jônatas tinha coragem de usá-la. </text:span><text:a xlink:type="simple" xlink:href="http://bibliaonline.com.br/acf/1sm/13" text:style-name="Internet_20_link" text:visited-style-name="Visited_20_Internet_20_Link"><text:span text:style-name="T1">1 Samuel 13</text:span></text:a></text:p>
        <text:p text:style-name="P4"/>
        <text:h text:style-name="P2" text:outline-level="2"><text:bookmark-start text:name="__RefHeading___Toc2191_1419486361"/><text:a xlink:type="simple" xlink:href="http://bibliaonline.com.br/acf/jr/37" text:style-name="Internet_20_link" text:visited-style-name="Visited_20_Internet_20_Link"><text:span text:style-name="T1">JEREMIAS 37</text:span></text:a><text:bookmark-end text:name="__RefHeading___Toc2191_1419486361"/></text:h>
        <text:p text:style-name="P4"/>
        <text:p text:style-name="P5">O rei Zedequias continua desobediente a Deus; mas dá um show de pretensão. Ele consegue um pouquinho de alívio da guerra com Babilônia, mas isso lhe dá a esperança de que talvez eles iriam embora. Por isso pede a Jeremias que fale ao Senhor e escute o que Ele diz. (Parece bom!) Ele espera que o Senhor não os castigue. Isso só demonstra o quão longe de Deus ele estava. Os príncipes acusam Jeremias de se aliar com o inimigo, pois ele tinha dito que o castigo estava chegando. Por isso o colocam na prisão. Zedequias, provavelmente por razões de consciência, livra Jeremias da prisão. Mas ele estava muito fraco para confessar seus pecados e obedecer ao Senhor.</text:p>
        <text:p text:style-name="P4"/>
        <text:h text:style-name="P1" text:outline-level="2"><text:bookmark-start text:name="__RefHeading___Toc2193_1419486361"/>#1047<text:bookmark-end text:name="__RefHeading___Toc2193_1419486361"/></text:h>
        <text:p text:style-name="P4"/>
        <text:p text:style-name="P5">A vida de sua alma é a fé. A saúde de sua alma é o amor.</text:p>
        <text:p text:style-name="P4"/>
        <text:h text:style-name="P2" text:outline-level="2"><text:bookmark-start text:name="__RefHeading___Toc2195_1419486361"/><text:a xlink:type="simple" xlink:href="http://bibliaonline.com.br/acf/jr/38" text:style-name="Internet_20_link" text:visited-style-name="Visited_20_Internet_20_Link"><text:span text:style-name="T1">JEREMIAS 38</text:span></text:a><text:bookmark-end text:name="__RefHeading___Toc2195_1419486361"/></text:h>
        <text:p text:style-name="P4"/>
        <text:p text:style-name="P4"><text:a xlink:type="simple" xlink:href="http://bibliaonline.com.br/acf/jr/38/2" text:style-name="Internet_20_link" text:visited-style-name="Visited_20_Internet_20_Link"><text:span text:style-name="T1">Jr 38:2</text:span></text:a><text:span text:style-name="T1"> As coisas ficam piores para Jeremias. Deus disse que qualquer um que ficasse em Jerusalém morreria, mas aqueles que fossem com o inimigo viveriam. Os príncipes ficam tão irados, que pedem ao rei que mate Jeremias.</text:span></text:p>
        <text:p text:style-name="P4"/>
        <text:p text:style-name="P4"><text:a xlink:type="simple" xlink:href="http://bibliaonline.com.br/acf/jr/38/5,6" text:style-name="Internet_20_link" text:visited-style-name="Visited_20_Internet_20_Link"><text:span text:style-name="T1">Jr 38:5,6</text:span></text:a><text:span text:style-name="T1"> Jeremias é lançado no calabouço. Alguns homens fiéis procuram ajudá-lo. Deus é um Deus de detalhes. Seu caminho é perfeito. A própria prisão se torna um lugar de segurança para Jeremias. Deus queria que Ebede-Meleque escutasse uma mensagem, por isso Ele a envia através de Jeremias. Que encorajamento isso deve ter sido para ele.</text:span></text:p>
        <text:p text:style-name="P4"/>
        <text:h text:style-name="P1" text:outline-level="2"><text:bookmark-start text:name="__RefHeading___Toc2197_1419486361"/>#1048<text:bookmark-end text:name="__RefHeading___Toc2197_1419486361"/></text:h>
        <text:p text:style-name="P4"/>
        <text:p text:style-name="P5">Se quisermos saber mais sobre Jesus, devemos deixar todo compromisso com o pecado.</text:p>
        <text:p text:style-name="P4"><text:soft-page-break/></text:p>
        <text:h text:style-name="P2" text:outline-level="2"><text:bookmark-start text:name="__RefHeading___Toc2199_1419486361"/><text:a xlink:type="simple" xlink:href="http://bibliaonline.com.br/acf/jr/44" text:style-name="Internet_20_link" text:visited-style-name="Visited_20_Internet_20_Link"><text:span text:style-name="T1">JEREMIAS 44</text:span></text:a><text:bookmark-end text:name="__RefHeading___Toc2199_1419486361"/></text:h>
        <text:p text:style-name="P4"/>
        <text:p text:style-name="P5">Temos a terrível confusão e o pecado que existia entre aqueles que insistiam em permanecer em Jerusalém quando Deus lhes havia dito que saíssem. O resultado foi que acabaram espalhados e receberam o castigo de que Deus lhes havia falado antes. Não havia indicação de que alguém tivesse se arrependido. Eles pedem a Jeremias que pergunte ao Senhor, mas não O obedecem quanto chega a resposta. </text:p>
        <text:p text:style-name="P4"/>
        <text:h text:style-name="P1" text:outline-level="2"><text:bookmark-start text:name="__RefHeading___Toc2201_1419486361"/>#1049<text:bookmark-end text:name="__RefHeading___Toc2201_1419486361"/></text:h>
        <text:p text:style-name="P4"/>
        <text:p text:style-name="P4"><text:span text:style-name="T1">A imoralidade segue a idolatria. Romanos </text:span><text:a xlink:type="simple" xlink:href="http://bibliaonline.com.br/acf/rm/1/20-25" text:style-name="Internet_20_link" text:visited-style-name="Visited_20_Internet_20_Link"><text:span text:style-name="T1">1:20-25</text:span></text:a></text:p>
        <text:p text:style-name="P4"/>
        <text:h text:style-name="P2" text:outline-level="2"><text:bookmark-start text:name="__RefHeading___Toc2203_1419486361"/><text:a xlink:type="simple" xlink:href="http://bibliaonline.com.br/acf/jr/52" text:style-name="Internet_20_link" text:visited-style-name="Visited_20_Internet_20_Link"><text:span text:style-name="T1">JEREMIAS 52</text:span></text:a><text:bookmark-end text:name="__RefHeading___Toc2203_1419486361"/></text:h>
        <text:p text:style-name="P4"/>
        <text:p text:style-name="P4"><text:a xlink:type="simple" xlink:href="http://bibliaonline.com.br/acf/jr/52/1-3" text:style-name="Internet_20_link" text:visited-style-name="Visited_20_Internet_20_Link"><text:span text:style-name="T1">Jr 52:1-3</text:span></text:a><text:span text:style-name="T1"> O Rei Zedequias ficou em Jerusalém, rebelando-se contra o rei de Babilônia.</text:span></text:p>
        <text:p text:style-name="P4"/>
        <text:p text:style-name="P4"><text:a xlink:type="simple" xlink:href="http://bibliaonline.com.br/acf/jr/52/4" text:style-name="Internet_20_link" text:visited-style-name="Visited_20_Internet_20_Link"><text:span text:style-name="T1">Jr 52:4</text:span></text:a><text:span text:style-name="T1"> Nove anos mais tarde, o inimigo voltou com todo o seu exército e cercou a cidade durante 2 anos.</text:span></text:p>
        <text:p text:style-name="P4"/>
        <text:p text:style-name="P4"><text:a xlink:type="simple" xlink:href="http://bibliaonline.com.br/acf/jr/52/6,7" text:style-name="Internet_20_link" text:visited-style-name="Visited_20_Internet_20_Link"><text:span text:style-name="T1">Jr 52:6,7</text:span></text:a><text:span text:style-name="T1"> A fome agora prevalece, os homens de guerra tentam escapar, mas fracassam.</text:span></text:p>
        <text:p text:style-name="P4"/>
        <text:p text:style-name="P4"><text:a xlink:type="simple" xlink:href="http://bibliaonline.com.br/acf/jr/52/8-11" text:style-name="Internet_20_link" text:visited-style-name="Visited_20_Internet_20_Link"><text:span text:style-name="T1">Jr 52:8-11</text:span></text:a><text:span text:style-name="T1"> O terrível juízo de Deus cai sobre Zedequias, seus olhos são arrancados, e ele é levado para a Babilônia.</text:span></text:p>
        <text:p text:style-name="P4"/>
        <text:p text:style-name="P4"><text:a xlink:type="simple" xlink:href="http://bibliaonline.com.br/acf/jr/52/12,13" text:style-name="Internet_20_link" text:visited-style-name="Visited_20_Internet_20_Link"><text:span text:style-name="T1">Jr 52:12,13</text:span></text:a><text:span text:style-name="T1"> O grande templo do Senhor é queimado, junto com o muro da cidade.</text:span></text:p>
        <text:p text:style-name="P4"/>
        <text:p text:style-name="P4"><text:a xlink:type="simple" xlink:href="http://bibliaonline.com.br/acf/jr/52/15" text:style-name="Internet_20_link" text:visited-style-name="Visited_20_Internet_20_Link"><text:span text:style-name="T1">Jr 52:15</text:span></text:a><text:span text:style-name="T1"> Que final até para os mais pobres do povo.</text:span></text:p>
        <text:p text:style-name="P4"/>
        <text:p text:style-name="P4"><text:a xlink:type="simple" xlink:href="http://bibliaonline.com.br/acf/jr/52/17-23" text:style-name="Internet_20_link" text:visited-style-name="Visited_20_Internet_20_Link"><text:span text:style-name="T1">Jr 52:17-23</text:span></text:a><text:span text:style-name="T1"> Os vasos da casa do Senhor são todos levados para a Babilônia. Por que toda essa destruição? Simplesmente porque o reino de Judá, desde o rei até os mais pobres, tinha abandonado sua fé no Deus que os amou, mas Sua santidade exigia esse castigo. Que a leitura deste Livro crie em nós um efeito de sobriedade.</text:span></text:p>
        <text:p text:style-name="P4"><text:soft-page-break/></text:p>
        <text:p text:style-name="P5">Sumário: Israel, apesar de toda a bondade de Deus, O abandonou e se voltou para a Idolatria. Por isso Deus entregou o governo do mundo aos Gentios. Permanece assim até hoje. Mas sabemos que Deus encontrou uma maneira de abençoar Israel e o mundo no futuro, e isso ao dar o Seu Filho, o Senhor Jesus Cristo, para ser um sacrifício na cruz! Assim Deus pode ser justo e certo em perdoar os pecados de cada um, sim, de todos os que colocarem sua confiança em Cristo.</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27:20.836379747</dc:date>
    <meta:creation-date>2018-06-11T22:51:04.642681485</meta:creation-date>
    <meta:generator>LibreOffice/6.0.7.3$Linux_X86_64 LibreOffice_project/00m0$Build-3</meta:generator>
    <meta:editing-duration>PT2M59S</meta:editing-duration>
    <meta:editing-cycles>1</meta:editing-cycles>
    <meta:document-statistic meta:table-count="0" meta:image-count="0" meta:object-count="0" meta:page-count="14" meta:paragraph-count="137" meta:word-count="3275" meta:character-count="18250" meta:non-whitespace-character-count="15111"/>
  </office:meta>
</office:document-meta>
</file>